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fo:background-color="#ffffff" style:font-size-asian="11pt" style:font-size-complex="11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0" style:family="paragraph" style:parent-style-name="Standard">
      <style:text-properties style:font-name="Gill Sans MT_CCJU"/>
    </style:style>
    <style:style style:name="P11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2pt" style:font-size-asian="12pt"/>
    </style:style>
    <style:style style:name="P13" style:family="paragraph" style:parent-style-name="Standard">
      <style:paragraph-properties fo:line-height="150%" style:snap-to-layout-grid="false"/>
      <style:text-properties style:font-name="Gill Sans MT_CCJU"/>
    </style:style>
    <style:style style:name="P14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ill Sans MT_CCJU"/>
    </style:style>
    <style:style style:name="P15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Gill Sans MT_CCJU" fo:font-size="11pt" fo:font-style="italic" style:font-size-asian="11pt" style:font-style-asian="italic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8000" style:font-name="Gill Sans MT_CCJU" fo:font-size="12pt" style:font-size-asian="12pt"/>
    </style:style>
    <style:style style:name="P24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8.251cm"/>
        </style:tab-stops>
      </style:paragraph-properties>
      <style:text-properties fo:color="#0000ff" style:font-name="Gill Sans MT_CCJU" fo:font-size="12pt" style:font-size-asian="12pt"/>
    </style:style>
    <style:style style:name="P27" style:family="paragraph" style:parent-style-name="Standard">
      <style:text-properties fo:color="#ff0000" style:font-name="Gill Sans MT_CCJU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30" style:family="paragraph" style:parent-style-name="Standard">
      <style:text-properties fo:color="#ff0000" style:font-name="Gill Sans MT_CCJU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line-height="150%"/>
      <style:text-properties fo:color="#ff0000" style:font-name="Gill Sans MT_CCJU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>
        <style:tab-stops>
          <style:tab-stop style:position="8.752cm"/>
        </style:tab-stops>
      </style:paragraph-properties>
      <style:text-properties fo:color="#000000" style:font-name="Gill Sans MT_CCJU" fo:font-size="11pt" style:font-size-asian="11pt" style:font-size-complex="11pt"/>
    </style:style>
    <style:style style:name="P33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font-name="Gill Sans MT_CCJU" fo:font-size="12pt" style:font-size-asian="12pt"/>
    </style:style>
    <style:style style:name="P34" style:family="paragraph" style:parent-style-name="Standard">
      <style:paragraph-properties fo:margin-left="0cm" fo:margin-right="2cm" fo:text-indent="0cm" style:auto-text-indent="false"/>
      <style:text-properties style:font-name="Gill Sans MT_CCJU" fo:font-size="12pt" style:text-underline-style="solid" style:text-underline-width="auto" style:text-underline-color="font-color" style:font-size-asian="12pt"/>
    </style:style>
    <style:style style:name="P35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36" style:family="paragraph" style:parent-style-name="Standard">
      <style:paragraph-properties fo:margin-left="0cm" fo:margin-right="2cm" fo:text-indent="0cm" style:auto-text-indent="false"/>
      <style:text-properties style:font-name="Gill Sans MT_CCJU" fo:font-size="10pt" style:font-size-asian="10pt" style:font-size-complex="10pt"/>
    </style:style>
    <style:style style:name="P37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Gill Sans MT_CCJU" fo:font-size="14pt" fo:font-weight="bold" style:font-size-asian="14pt" style:font-weight-asian="bold"/>
    </style:style>
    <style:style style:name="P38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Gill Sans MT_CCJU"/>
    </style:style>
    <style:style style:name="P39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40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Gill Sans MT_CCJU" fo:font-size="3pt" style:font-size-asian="3pt" style:font-size-complex="3pt"/>
    </style:style>
    <style:style style:name="P41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Gill Sans MT_CCJU"/>
    </style:style>
    <style:style style:name="P4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Gill Sans MT_CCJU" fo:font-size="12pt" fo:font-weight="bold" style:font-size-asian="12pt" style:font-weight-asian="bold"/>
    </style:style>
    <style:style style:name="P4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Gill Sans MT_CCJU" fo:font-size="12pt" fo:font-weight="bold" style:font-size-asian="12pt" style:font-weight-asian="bold"/>
    </style:style>
    <style:style style:name="P44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Gill Sans MT_CCJU" fo:font-size="11pt" style:font-size-asian="11pt" style:font-size-complex="11pt"/>
    </style:style>
    <style:style style:name="P45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4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Gill Sans MT_CCJU" fo:font-size="11pt" style:font-size-asian="11pt" style:font-size-complex="11pt"/>
    </style:style>
    <style:style style:name="P47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8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9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50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51" style:family="paragraph" style:parent-style-name="Standard">
      <style:paragraph-properties fo:margin-left="0.25cm" fo:margin-right="11.748cm" fo:text-indent="0cm" style:auto-text-indent="false" fo:padding-left="0.141cm" fo:padding-right="0.141cm" fo:padding-top="0.106cm" fo:padding-bottom="0.106cm" fo:border="0.018cm solid #000000">
        <style:tab-stops>
          <style:tab-stop style:position="0.75cm"/>
        </style:tab-stops>
      </style:paragraph-properties>
      <style:text-properties style:font-name="Gill Sans MT_CCJU" fo:font-size="11pt" style:font-size-asian="11pt" style:font-size-complex="11pt"/>
    </style:style>
    <style:style style:name="P52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3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8000" fo:font-size="12pt" fo:font-weight="bold" style:font-size-asian="12pt" style:font-weight-asian="bold"/>
    </style:style>
    <style:style style:name="T5" style:family="text">
      <style:text-properties fo:color="#008000" fo:font-size="12pt" style:font-size-asian="12pt"/>
    </style:style>
    <style:style style:name="T6" style:family="text">
      <style:text-properties fo:color="#ff0000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ize="12pt" style:font-size-asian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ff0000" fo:font-size="12pt" fo:font-weight="bold" style:font-size-asian="12pt" style:font-weight-asian="bold"/>
    </style:style>
    <style:style style:name="T1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0000ff" fo:font-size="12pt" style:font-size-asian="12pt"/>
    </style:style>
    <style:style style:name="T13" style:family="text">
      <style:text-properties fo:color="#0000ff" fo:font-size="12pt" fo:font-weight="bold" style:font-size-asian="12pt" style:font-weight-asian="bold"/>
    </style:style>
    <style:style style:name="T14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5" style:family="text">
      <style:text-properties fo:color="#cc9900" fo:font-size="9pt" style:font-size-asian="9pt" style:font-name-complex="Tahoma" style:font-size-complex="9pt"/>
    </style:style>
    <style:style style:name="T1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7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name-asian="Courier New1" style:font-weight-asian="bold" style:font-name-complex="Courier New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8">%#include </text:span><text:span text:style-name="T19">enTetesDecisionRFM</text:span><text:span text:style-name="T18">#%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14">A adresser à</text:span><text:span text:style-name="T15"> :</text:span></text:p>
            <text:p text:style-name="P10"><text:span text:style-name="T15">pour </text:span><text:span text:style-name="T3">CCVD</text:span><text:span text:style-name="T15"> + </text:span><text:span text:style-name="T11">SAS Lsne</text:span></text:p>
          </table:table-cell>
          <table:table-cell table:style-name="Table1.B1" office:value-type="string">
            <text:p text:style-name="P22">Monsieur</text:p>
            <text:p text:style-name="P25">Carlos Madrid</text:p>
            <text:p text:style-name="P21">Médecin-dentiste conseil de</text:p>
            <text:p text:style-name="P25">l’Administration Cantonale Vaudoise</text:p>
            <text:p text:style-name="P21">Route de Berne 52</text:p>
            <text:p text:style-name="P25">1010 Lausanne</text:p>
          </table:table-cell>
        </table:table-row>
        <table:table-row table:style-name="Table1.1">
          <table:table-cell table:style-name="Table1.A1" office:value-type="string">
            <text:p text:style-name="P13"><text:span text:style-name="T14">A adresser à</text:span><text:span text:style-name="T15"> :</text:span></text:p>
            <text:p text:style-name="P10"><text:span text:style-name="T15">pour </text:span><text:span text:style-name="T7">CCJU</text:span></text:p>
          </table:table-cell>
          <table:table-cell table:style-name="Table1.B1" office:value-type="string">
            <text:p text:style-name="P29">Monsieur</text:p>
            <text:p text:style-name="P28">Christian Mischler</text:p>
            <text:p text:style-name="P28">Médecin-dentiste conseil</text:p>
            <text:p text:style-name="P28">CM Clinique Dentaire</text:p>
            <text:p text:style-name="P28">St-Randoald 2</text:p>
            <text:p text:style-name="P28">2852 Courtételle</text:p>
          </table:table-cell>
        </table:table-row>
      </table:table>
      <text:p text:style-name="P11"/>
      <text:p text:style-name="P15"/>
      <text:p text:style-name="P15">%=DOSSIER=%<text:bookmark-start text:name="OLE_LINK3"/><text:tab/><text:bookmark-end text:name="OLE_LINK3"/><text:bookmark text:name="dossier"/><text:bookmark text:name="OLE_LINK4"/></text:p>
      <text:p text:style-name="P35">%=NSS=%<text:tab/><text:bookmark text:name="AVS"/><text:bookmark text:name="OLE_LINK5"/></text:p>
      <text:p text:style-name="P2"/>
      <text:p text:style-name="P2"/>
      <text:p text:style-name="P37">%=NOTE=%</text:p>
      <text:p text:style-name="P1"/>
      <text:p text:style-name="P1"/>
      <text:p text:style-name="P1">%=DENTISTE=%</text:p>
      <text:p text:style-name="P3"/>
      <text:p text:style-name="P8">%=DATE_HONORAIRE=%<text:tab/>%=MONTANT=%</text:p>
      <text:p text:style-name="P7"/>
      <text:p text:style-name="P4"/>
      <text:p text:style-name="P4">%=TITRE=%</text:p>
      <text:p text:style-name="P4"/>
      <text:p text:style-name="P6">%=NOTE_HONORAIRE=%</text:p>
      <text:p text:style-name="P4"/>
      <text:p text:style-name="P5">%=URGENT=%</text:p>
      <text:p text:style-name="P4"/>
      <text:p text:style-name="P4">%=ENVOI=%</text:p>
      <text:p text:style-name="P4"/>
      <text:p text:style-name="P4">%=SALUTATIONS=%</text:p>
      <text:p text:style-name="P33"/>
      <text:p text:style-name="P33"/>
      <text:p text:style-name="P9"><text:tab/><text:span text:style-name="T16">%#</text:span><text:span text:style-name="T17">include <text:s/>signatureRFM</text:span><text:span text:style-name="T16">#%</text:span></text:p>
      <text:p text:style-name="P34"/>
      <text:p text:style-name="P36"><text:span text:style-name="T20">Annexe</text:span> : mentionnée</text:p>
      <text:p text:style-name="P38"><text:span text:style-name="T4">Dr Carlos Madrid</text:span><text:span text:style-name="T2"><text:tab/></text:span><text:span text:style-name="T5">L</text:span><text:span text:style-name="T12">a</text:span><text:span text:style-name="T5">u</text:span><text:span text:style-name="T12">s</text:span><text:span text:style-name="T5">a</text:span><text:span text:style-name="T12">n</text:span><text:span text:style-name="T5">n</text:span><text:span text:style-name="T12">e</text:span><text:span text:style-name="T5">, </text:span><text:span text:style-name="T12">l</text:span><text:span text:style-name="T5">e </text:span></text:p>
      <text:p text:style-name="P14"><text:span text:style-name="T12">Médecin-dentiste conseil de<text:tab/></text:span><text:span text:style-name="T9">Courtételle</text:span><text:span text:style-name="T8">, le </text:span></text:p>
      <text:p text:style-name="P23">l’Administration Cantonale Vaudoise</text:p>
      <text:p text:style-name="P26">Route de Berne 52</text:p>
      <text:p text:style-name="P24">1010 Lausanne</text:p>
      <text:p text:style-name="P30">Dr Christian Mischler</text:p>
      <text:p text:style-name="P27">Médecin-dentiste conseil</text:p>
      <text:p text:style-name="P27">CM Clinique Dentaire</text:p>
      <text:p text:style-name="P27">St-Randoald 2</text:p>
      <text:p text:style-name="P31">2852 Courtételle</text:p>
      <text:p text:style-name="P39"><text:tab/>Caisse cantonale vaudoise</text:p>
      <text:p text:style-name="P39"><text:tab/>de compensation</text:p>
      <text:p text:style-name="P39"><text:tab/>Service des PC</text:p>
      <text:p text:style-name="P39"><text:tab/>Case postale 55</text:p>
      <text:p text:style-name="P39"><text:tab/>1815 Clarens</text:p>
      <text:p text:style-name="P40"/>
      <text:p text:style-name="P41"><text:span text:style-name="T1"><text:tab/></text:span><text:span text:style-name="T10">Caisse de compensation du Jura</text:span></text:p>
      <text:p text:style-name="P42"><text:tab/>Service des prestations</text:p>
      <text:p text:style-name="P42"><text:tab/>Rue Bel-Air 3</text:p>
      <text:p text:style-name="P42"><text:tab/>2350 Saignelégier</text:p>
      <text:p text:style-name="P40"/>
      <text:p text:style-name="P41"><text:span text:style-name="T1"><text:tab/></text:span><text:span text:style-name="T13">Agence communale</text:span></text:p>
      <text:p text:style-name="P43"><text:tab/>d'assurances sociales</text:p>
      <text:p text:style-name="P43"><text:tab/>Bureau des PC</text:p>
      <text:p text:style-name="P43"><text:tab/>Case postale 5032</text:p>
      <text:p text:style-name="P43"><text:tab/>1002 Lausanne</text:p>
      <text:p text:style-name="P12"/>
      <text:p text:style-name="P15">%=DOSSIER=%<text:bookmark-start text:name="OLE_LINK31"/><text:tab/><text:bookmark-end text:name="OLE_LINK31"/><text:bookmark text:name="dossier1"/><text:bookmark text:name="OLE_LINK41"/></text:p>
      <text:p text:style-name="P17">%=NSS=%<text:tab/></text:p>
      <text:p text:style-name="P18"/>
      <text:p text:style-name="P18"/>
      <text:p text:style-name="P18"/>
      <text:p text:style-name="P16">%=TITRE=%</text:p>
      <text:p text:style-name="P16"/>
      <text:p text:style-name="P15">%=INFORME=%</text:p>
      <text:p text:style-name="P45"/>
      <text:p text:style-name="P44"><text:bookmark-start text:name="CaseACocher1"/><draw:control text:anchor-type="as-char" draw:z-index="0" draw:style-name="gr1" draw:text-style-name="P53" svg:width="0.318cm" svg:height="0.318cm" draw:control="control1"/><text:bookmark-end text:name="CaseACocher1"/><text:tab/>%=PAS_CONTACTE=%</text:p>
      <text:p text:style-name="P44"/>
      <text:p text:style-name="P44"><text:span text:style-name="T6"><draw:control text:anchor-type="as-char" draw:z-index="1" draw:style-name="gr1" draw:text-style-name="P53" svg:width="0.318cm" svg:height="0.318cm" draw:control="control2"/></text:span><text:span text:style-name="T6"><text:tab/>%=CONTACTE_DATE=%</text:span></text:p>
      <text:p text:style-name="P46"/>
      <text:p text:style-name="P44"><draw:control text:anchor-type="as-char" draw:z-index="2" draw:style-name="gr1" draw:text-style-name="P53" svg:width="0.318cm" svg:height="0.318cm" draw:control="control3"/><text:tab/>%=CONTACTE_SOLUTION=%</text:p>
      <text:p text:style-name="P47"/>
      <text:p text:style-name="P47"><text:tab/><draw:control text:anchor-type="as-char" draw:z-index="3" draw:style-name="gr1" draw:text-style-name="P53" svg:width="0.318cm" svg:height="0.318cm" draw:control="control4"/><text:tab/>%=NOTE_CORRECTE=%</text:p>
      <text:p text:style-name="P47"/>
      <text:p text:style-name="P47"><text:tab/><draw:control text:anchor-type="as-char" draw:z-index="4" draw:style-name="gr1" draw:text-style-name="P53" svg:width="0.318cm" svg:height="0.318cm" draw:control="control5"/><text:tab/>%=RAMENE=%</text:p>
      <text:p text:style-name="P47"/>
      <text:p text:style-name="P48">%=FR=%</text:p>
      <text:p text:style-name="P47"><text:tab/><draw:control text:anchor-type="as-char" draw:z-index="6" draw:style-name="gr1" draw:text-style-name="P53" svg:width="0.318cm" svg:height="0.318cm" draw:control="control7"/><text:tab/>%=TRAIT=%</text:p>
      <text:p text:style-name="P47"/>
      <text:p text:style-name="P47"><text:tab/><draw:control text:anchor-type="as-char" draw:z-index="5" draw:style-name="gr1" draw:text-style-name="P53" svg:width="0.318cm" svg:height="0.318cm" draw:control="control6"/><text:tab/>%=TRAITEMENT=%<text:span text:style-name="T21">%=SEA=%</text:span>%=LOI=%<text:span text:style-name="T21">%=SA=%</text:span> %=RESTE_MONTANT=%</text:p>
      <text:p text:style-name="P47"/>
      <text:p text:style-name="P49">%=FR=%</text:p>
      <text:p text:style-name="P47"/>
      <text:p text:style-name="P50">%=DETAILS=%</text:p>
      <text:p text:style-name="P19"/>
      <text:p text:style-name="P20"><text:soft-page-break/></text:p>
      <text:p text:style-name="P32">%=MONTANT_HONORAIRE=%</text:p>
      <text:p text:style-name="P47"/>
      <text:p text:style-name="P51">F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1T08:09:00</meta:creation-date>
    <dc:creator>Mike Boillat</dc:creator>
    <dc:date>2012-02-23T15:28:59</dc:date>
    <meta:print-date>2009-07-21T14:47:00</meta:print-date>
    <meta:editing-cycles>35</meta:editing-cycles>
    <meta:editing-duration>PT1H35M5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326183538</meta:user-defined>
    <meta:document-statistic meta:table-count="1" meta:image-count="0" meta:object-count="0" meta:page-count="3" meta:paragraph-count="69" meta:word-count="160" meta:character-count="1214"/>
  </office:meta>
</office:document-meta>
</file>